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600000146A46ED8048457775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-1.893cm" svg:y="-1.799cm" svg:width="5.773cm" svg:height="5.773cm" draw:z-index="0"><draw:image xlink:href="Pictures/100000010000014600000146A46ED80484577752.png" xlink:type="simple" xlink:show="embed" xlink:actuate="onLoad" draw:mime-type="image/png"/></draw:frame><draw:frame draw:style-name="fr1" draw:name="Image1" text:anchor-type="char" svg:x="5.763cm" svg:y="-1.94cm" svg:width="5.773cm" svg:height="5.773cm" draw:z-index="1"><draw:image xlink:href="Pictures/100000010000014600000146A46ED80484577752.png" xlink:type="simple" xlink:show="embed" xlink:actuate="onLoad" draw:mime-type="image/png"/></draw:frame><draw:frame draw:style-name="fr1" draw:name="Image3" text:anchor-type="char" svg:x="12.642cm" svg:y="-1.799cm" svg:width="5.773cm" svg:height="5.773cm" draw:z-index="2"><draw:image xlink:href="Pictures/100000010000014600000146A46ED80484577752.png" xlink:type="simple" xlink:show="embed" xlink:actuate="onLoad" draw:mime-type="image/png"/></draw:frame><draw:frame draw:style-name="fr1" draw:name="Image4" text:anchor-type="char" svg:x="-1.857cm" svg:y="4.763cm" svg:width="5.773cm" svg:height="5.773cm" draw:z-index="3"><draw:image xlink:href="Pictures/100000010000014600000146A46ED80484577752.png" xlink:type="simple" xlink:show="embed" xlink:actuate="onLoad" draw:mime-type="image/png"/></draw:frame><draw:frame draw:style-name="fr1" draw:name="Image5" text:anchor-type="char" svg:x="5.657cm" svg:y="4.657cm" svg:width="5.773cm" svg:height="5.773cm" draw:z-index="4"><draw:image xlink:href="Pictures/100000010000014600000146A46ED80484577752.png" xlink:type="simple" xlink:show="embed" xlink:actuate="onLoad" draw:mime-type="image/png"/></draw:frame><draw:frame draw:style-name="fr1" draw:name="Image6" text:anchor-type="char" svg:x="12.607cm" svg:y="4.551cm" svg:width="5.773cm" svg:height="5.773cm" draw:z-index="5"><draw:image xlink:href="Pictures/100000010000014600000146A46ED80484577752.png" xlink:type="simple" xlink:show="embed" xlink:actuate="onLoad" draw:mime-type="image/png"/></draw:frame><draw:frame draw:style-name="fr1" draw:name="Image7" text:anchor-type="char" svg:x="-1.787cm" svg:y="11.218cm" svg:width="5.773cm" svg:height="5.773cm" draw:z-index="6"><draw:image xlink:href="Pictures/100000010000014600000146A46ED80484577752.png" xlink:type="simple" xlink:show="embed" xlink:actuate="onLoad" draw:mime-type="image/png"/></draw:frame><draw:frame draw:style-name="fr1" draw:name="Image8" text:anchor-type="char" svg:x="5.692cm" svg:y="11.113cm" svg:width="5.773cm" svg:height="5.773cm" draw:z-index="7"><draw:image xlink:href="Pictures/100000010000014600000146A46ED80484577752.png" xlink:type="simple" xlink:show="embed" xlink:actuate="onLoad" draw:mime-type="image/png"/></draw:frame><draw:frame draw:style-name="fr1" draw:name="Image9" text:anchor-type="char" svg:x="12.571cm" svg:y="11.254cm" svg:width="5.773cm" svg:height="5.773cm" draw:z-index="8"><draw:image xlink:href="Pictures/100000010000014600000146A46ED80484577752.png" xlink:type="simple" xlink:show="embed" xlink:actuate="onLoad" draw:mime-type="image/png"/></draw:frame><draw:frame draw:style-name="fr1" draw:name="Image10" text:anchor-type="char" svg:x="-1.752cm" svg:y="17.815cm" svg:width="5.773cm" svg:height="5.773cm" draw:z-index="9"><draw:image xlink:href="Pictures/100000010000014600000146A46ED80484577752.png" xlink:type="simple" xlink:show="embed" xlink:actuate="onLoad" draw:mime-type="image/png"/></draw:frame><draw:frame draw:style-name="fr1" draw:name="Image11" text:anchor-type="char" svg:x="5.657cm" svg:y="17.886cm" svg:width="5.773cm" svg:height="5.773cm" draw:z-index="10"><draw:image xlink:href="Pictures/100000010000014600000146A46ED80484577752.png" xlink:type="simple" xlink:show="embed" xlink:actuate="onLoad" draw:mime-type="image/png"/></draw:frame><draw:frame draw:style-name="fr1" draw:name="Image12" text:anchor-type="char" svg:x="12.677cm" svg:y="17.78cm" svg:width="5.773cm" svg:height="5.773cm" draw:z-index="11"><draw:image xlink:href="Pictures/100000010000014600000146A46ED8048457775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5T18:45:22.946000000</meta:creation-date>
    <dc:date>2024-12-05T18:47:24.022000000</dc:date>
    <meta:editing-duration>PT2M</meta:editing-duration>
    <meta:editing-cycles>2</meta:editing-cycles>
    <meta:generator>LibreOffice/7.4.3.2$Windows_X86_64 LibreOffice_project/1048a8393ae2eeec98dff31b5c133c5f1d08b890</meta:generator>
    <meta:document-statistic meta:table-count="0" meta:image-count="12" meta:object-count="0" meta:page-count="1" meta:paragraph-count="0" meta:word-count="0" meta:character-count="0" meta:non-whitespace-character-count="0"/>
  </office:meta>
</office:document-meta>
</file>